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uble" table:style-name="ta1">
        <table:shapes>
          <draw:frame draw:z-index="0" draw:style-name="gr1" draw:text-style-name="P1" svg:width="159.99mm" svg:height="89.99mm" svg:x="27.57mm" svg:y="168.08mm">
            <loext:p draw:notify-on-update-of-ranges="double.A1:double.A1 double.A2:double.A78 double.B1:double.B1 double.B2:double.B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tiquette</text:p>
          </table:table-cell>
          <table:table-cell office:value-type="string" calcext:value-type="string">
            <text:p>Comptage</text:p>
          </table:table-cell>
        </table:table-row>
        <table:table-row table:style-name="ro1">
          <table:table-cell office:value-type="string" calcext:value-type="string">
            <text:p>CH2-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-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#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=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-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=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2-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1-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=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H1-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3-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H1-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=CH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H1-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1=CH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H1-OH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3-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3-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-OH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#CH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1-C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=NH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1-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=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-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-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-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=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-C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2-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1-nH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-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1-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1=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-nH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-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2-NH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3-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=CH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-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2-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1-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-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-NH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2-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-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-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H2-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H1=CH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H3-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-CH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H2-CH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H1-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-CH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-c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H1-cH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H1-NH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H1-O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H1-CH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H1-CH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-cH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-CH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CH1-CH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CH2-CH2</text:p>
          </table:table-cell>
          <table:table-cell office:value-type="float" office:value="707" calcext:value-type="float">
            <text:p>707</text:p>
          </table:table-cell>
        </table:table-row>
      </table:table>
      <table:named-expressions/>
      <table:database-ranges>
        <table:database-range table:name="__Anonymous_Sheet_DB__0" table:target-range-address="double.A2:double.B7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4:25:37.976897907</dc:date>
    <meta:editing-duration>PT1M49S</meta:editing-duration>
    <meta:editing-cycles>1</meta:editing-cycles>
    <meta:document-statistic meta:table-count="1" meta:cell-count="15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ouble.A1:double.B78" chart:data-source-has-labels="both" svg:x="0.32cm" svg:y="0.18cm" svg:width="15.36cm" svg:height="8.64cm">
          <chartooo:coordinate-region svg:x="1.127cm" svg:y="0.18cm" svg:width="14.553cm" svg:height="6.825cm"/>
          <chart:axis chart:dimension="x" chart:name="primary-x" chart:style-name="ch3" chartooo:axis-type="auto">
            <chartooo:date-scale/>
            <chart:categories table:cell-range-address="double.A2:double.A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uble.B2:double.B78" chart:label-cell-address="double.B1:double.B1" chart:class="chart:bar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tage</text:p>
                <draw:g>
                  <svg:desc>double.B1:doub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2-P</text:p>
                <draw:g>
                  <svg:desc>double.A2:double.A78</svg:desc>
                </draw:g>
              </table:table-cell>
              <table:table-cell office:value-type="float" office:value="1">
                <text:p>1</text:p>
                <draw:g>
                  <svg:desc>double.B2:double.B78</svg:desc>
                </draw:g>
              </table:table-cell>
            </table:table-row>
            <table:table-row>
              <table:table-cell office:value-type="string">
                <text:p>CH3-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-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#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-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2=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-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-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-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1-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-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-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-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=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2-C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1-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=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H1-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-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3-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-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H1-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=CH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=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H1-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1=CH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H1-OH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3-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3-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-OH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#CH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H1-C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=NH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H1-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=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-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r-c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-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=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-Cl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H2-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H1-nH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-c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H1-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H1=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-nH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-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H2-NH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-O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H3-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=CH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-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H2-O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H1-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-C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-NH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H2-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-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O-c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2-c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1=CH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H3-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-CH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H2-CH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H1-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C-CH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-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H1-cH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CH1-NH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H1-O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CH1-CH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CH1-CH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-cH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C-CH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C=O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CH1-CH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H2-CH2</text:p>
              </table:table-cell>
              <table:table-cell office:value-type="float" office:value="707">
                <text:p>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